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2pt" style:font-size-asian="12pt"/>
    </style:style>
    <style:style style:name="P2" style:family="paragraph" style:parent-style-name="Standard">
      <style:paragraph-properties fo:margin-top="0.1665in" fo:margin-bottom="0in"/>
    </style:style>
    <style:style style:name="P3" style:family="paragraph" style:parent-style-name="Standard">
      <style:paragraph-properties fo:margin-top="0.1665in" fo:margin-bottom="0in"/>
      <style:text-properties fo:font-size="12pt" style:font-size-asian="12pt"/>
    </style:style>
    <style:style style:name="P4" style:family="paragraph" style:parent-style-name="Standard">
      <style:paragraph-properties fo:margin-top="0.1665in" fo:margin-bottom="0in"/>
      <style:text-properties style:font-name="Arial"/>
    </style:style>
    <style:style style:name="P5" style:family="paragraph" style:parent-style-name="Standard">
      <style:paragraph-properties fo:margin-top="0.1665in" fo:margin-bottom="0in"/>
      <style:text-properties style:font-name="Arial" fo:font-size="12pt" style:font-size-asian="12pt"/>
    </style:style>
    <style:style style:name="P6" style:family="paragraph" style:parent-style-name="Standard">
      <style:paragraph-properties fo:margin-top="0.1665in" fo:margin-bottom="0in"/>
      <style:text-properties style:font-name="Arial" fo:font-size="12pt" fo:font-style="italic" style:font-size-asian="12pt" style:font-style-asian="italic"/>
    </style:style>
    <style:style style:name="P7" style:family="paragraph" style:parent-style-name="Standard">
      <style:paragraph-properties fo:margin-left="0in" fo:margin-right="0in" fo:text-align="center" style:justify-single-word="false" fo:text-indent="0.5in" style:auto-text-indent="false"/>
    </style:style>
    <style:style style:name="P8" style:family="paragraph" style:parent-style-name="Standard">
      <style:paragraph-properties fo:margin-left="0in" fo:margin-right="0in" fo:text-indent="0.5in" style:auto-text-indent="false"/>
      <style:text-properties fo:color="#0000ff" style:font-name="Arial" fo:font-size="12pt" style:text-underline-style="solid" style:text-underline-width="auto" style:text-underline-color="font-color" style:font-size-asian="12pt"/>
    </style:style>
    <style:style style:name="P9" style:family="paragraph" style:parent-style-name="Standard">
      <style:paragraph-properties fo:margin-left="0in" fo:margin-right="0in" fo:text-align="center" style:justify-single-word="false" fo:text-indent="0.5in" style:auto-text-indent="false"/>
      <style:text-properties style:font-name="Arial" fo:font-size="12pt" style:font-size-asian="12pt"/>
    </style:style>
    <style:style style:name="P10" style:family="paragraph" style:parent-style-name="Standard">
      <style:paragraph-properties fo:margin-top="0.3335in" fo:margin-bottom="0in"/>
    </style:style>
    <style:style style:name="P11" style:family="paragraph" style:parent-style-name="Standard">
      <style:paragraph-properties fo:margin-top="0.3335in" fo:margin-bottom="0in"/>
      <style:text-properties style:font-name="Arial"/>
    </style:style>
    <style:style style:name="P12" style:family="paragraph" style:parent-style-name="Standard">
      <style:paragraph-properties fo:margin-top="0.3335in" fo:margin-bottom="0in"/>
      <style:text-properties style:font-name="Arial" fo:font-size="12pt" style:font-size-asian="12pt"/>
    </style:style>
    <style:style style:name="P13" style:family="paragraph" style:parent-style-name="Standard">
      <style:paragraph-properties fo:margin-top="0.3335in" fo:margin-bottom="0in"/>
      <style:text-properties style:font-name="Arial" fo:font-size="12pt" fo:font-style="italic" style:font-size-asian="12pt" style:font-style-asian="italic"/>
    </style:style>
    <style:style style:name="P14" style:family="paragraph" style:parent-style-name="Text_20_body">
      <style:text-properties style:font-name="Arial"/>
    </style:style>
    <style:style style:name="P15" style:family="paragraph" style:parent-style-name="Text_20_body">
      <style:paragraph-properties fo:margin-top="0.1665in" fo:margin-bottom="0in"/>
      <style:text-properties style:font-name="Arial"/>
    </style:style>
    <style:style style:name="P16" style:family="paragraph" style:parent-style-name="Heading_20_1">
      <style:text-properties style:font-name="Arial"/>
    </style:style>
    <style:style style:name="P17" style:family="paragraph" style:parent-style-name="Title" style:master-page-name="Standard">
      <style:paragraph-properties style:page-number="1"/>
      <style:text-properties style:font-name="Arial"/>
    </style:style>
    <style:style style:name="T1" style:family="text">
      <style:text-properties fo:font-size="12pt" style:font-size-asian="12pt"/>
    </style:style>
    <style:style style:name="T2" style:family="text">
      <style:text-properties fo:font-size="12pt" fo:font-style="italic" style:font-size-asian="12pt" style:font-style-asian="italic"/>
    </style:style>
    <style:style style:name="T3" style:family="text">
      <style:text-properties fo:color="#0000ff" style:text-underline-style="solid" style:text-underline-width="auto" style:text-underline-color="font-color"/>
    </style:style>
    <style:style style:name="T4" style:family="text">
      <style:text-properties style:font-name="Arial"/>
    </style:style>
    <style:style style:name="T5" style:family="text">
      <style:text-properties style:font-name="Arial" fo:font-size="12pt" style:font-size-asian="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Kelly Wallace</text:p>
      <text:p text:style-name="P9">2397 S. Avenida Arroyo Rincon</text:p>
      <text:p text:style-name="P9">Tucson, AZ 85710</text:p>
      <text:p text:style-name="P7"><text:a xlink:type="simple" xlink:href="mailto:Kelly_M_Wallace@yahoo.com"><text:span text:style-name="Internet_20_link"><text:span text:style-name="T4">Kelly_M_Wallace@yahoo.com</text:span></text:span></text:a></text:p>
      <text:p text:style-name="P1"><text:s text:c="13"/>520-406-3908</text:p>
      <text:p text:style-name="P11">EXPERIENCE</text:p>
      <text:p text:style-name="P11"><text:span text:style-name="T2">6/10/10 to Present Resident blogger for Male Enhancement Blog</text:span></text:p>
      <text:p text:style-name="P10"><text:a xlink:type="simple" xlink:href="http://www.MaleEnchancementBlog.com/"><text:span text:style-name="Internet_20_link"><text:span text:style-name="T5">www.MaleEnhancementBlog.com/blog/</text:span></text:span></text:a></text:p>
      <text:p text:style-name="P11"><text:span text:style-name="T1">Duties include writing articles on the subjects of natural sexual health, diet, health, wellness, herbs, vitamins and relationships. Researching, editing, checking facts, and producing high quality articles of 300 – 500 words each.</text:span></text:p>
      <text:p text:style-name="P4"><text:span text:style-name="T2">3/10 </text:span><text:span text:style-name="T2">Resident blogger for Families.com </text:span></text:p>
      <text:p text:style-name="P2"><text:a xlink:type="simple" xlink:href="http://www.IneedMotivation.com/"><text:span text:style-name="Internet_20_link"><text:span text:style-name="T5">www.Families.com</text:span></text:span></text:a></text:p>
      <text:p text:style-name="P12">Duties include writing articles for their Single Parenting, Frugal Living, and Home School subjects. <text:s/>Researching, editing, checking facts, and producing high quality articles of 300 – 500 words each.</text:p>
      <text:p text:style-name="P13">12/08 to Present – Virtual Assistant and radio co-host to Dr. Leonard Coldwell</text:p>
      <text:p text:style-name="P10"><text:a xlink:type="simple" xlink:href="http://www.InstinctBasedMedicin.com/"><text:span text:style-name="Internet_20_link"><text:span text:style-name="T5">www.InstinctBasedMedicine.com</text:span></text:span></text:a></text:p>
      <text:p text:style-name="P10"><text:a xlink:type="simple" xlink:href="http://www.blogtalkradio.com/TheDrColdwellReport"><text:span text:style-name="Internet_20_link"><text:span text:style-name="T5">www.blogtalkradio.com/TheDrColdwellReport</text:span></text:span></text:a></text:p>
      <text:p text:style-name="P10"><text:a xlink:type="simple" xlink:href="http://www.TheDrColdwellReport.blogspot.com/"><text:span text:style-name="Internet_20_link"><text:span text:style-name="T5">www.TheDrColdwellReport.blogspot.com</text:span></text:span></text:a></text:p>
      <text:p text:style-name="P5">Duties include: Ghostwriting, editing, promotion, blog posts, radio show hosting, website design and maintenance, preparing marketing and sales material and speeches, setting up radio interviews, fact-checking, research, and more. <text:s/>Programs used: Microsoft Office Outlook, Microsoft Office Word, Microsoft Office Excel </text:p>
      <text:p text:style-name="P6">12/08 to 09/09 – Marketing Director and Radio Manager for Strategic Book Publishing</text:p>
      <text:p text:style-name="P2"><text:a xlink:type="simple" xlink:href="http://www.StrategicBookPublishing.com/"><text:span text:style-name="Internet_20_link"><text:span text:style-name="T5">www.StrategicBookPublishing.com</text:span></text:span></text:a></text:p>
      <text:p text:style-name="P2"><text:a xlink:type="simple" xlink:href="http://www.blogtalkradio.com/Strategic-Talk-Radio"><text:span text:style-name="Internet_20_link"><text:span text:style-name="T5">www.blogtalkradio.com/Strategic-Talk-Radio</text:span></text:span></text:a></text:p>
      <text:p text:style-name="P5"><text:soft-page-break/>Duties include: Marketing and promotion of new and established authors such as setting up radio interviews, book reviews, website promotion, article submission, book signings, virtual book tours, blog tours, social networking, writing and distributing press releases, radio-show host for Strategic Talk Radio, creating marketing and sales pitches and ads to promote company and increase revenue. <text:s/>Programs used: Microsoft Office Outlook, Microsoft Office Word, Microsoft Office Excel, ACT, Robo Type. <text:s text:c="7"/></text:p>
      <text:p text:style-name="P14">06/05 to present – Freelance writer for sites such as Demand Studios, eHow, Suite101, Associated Content.</text:p>
      <text:p text:style-name="P5">Duties include: Research and fact checking in order to write quality articles in the areas of health, beauty, alternative medicine, self-help, relationships, and pets. Programs used: Microsoft Office Outlook, Microsoft Office Word, Microsoft Office Excel</text:p>
      <text:p text:style-name="P5">6/90 to Present - Professional Psychic Counselor</text:p>
      <text:p text:style-name="P5"><text:a xlink:type="simple" xlink:href="http://www.PsychicReadingsByDrKelly.webs.com/">www.PsychicReadingsByDrKelly.webs.com</text:a></text:p>
      <text:p text:style-name="P5">Duties include: Intuitive relationship and life counseling through psychic readings, tarot, auras, chakras, runes, angels and spirit guides, past lives, and other divination methods. <text:s/>Counseling approximately 1,000 clients per year. <text:s/>Blogging on New Age and Spiritual subjects, writing newsletters, writing articles, and running all aspects of my website. <text:s/></text:p>
      <text:p text:style-name="P15">9/03 to Present—Multi-published romance author </text:p>
      <text:p text:style-name="P8"/>
      <text:p text:style-name="Standard"><text:a xlink:type="simple" xlink:href="http://www.KellyWallace.com/"><text:span text:style-name="Internet_20_link"><text:span text:style-name="T5">www.Kelly_Wallace.webs.com</text:span></text:span></text:a></text:p>
      <text:h text:style-name="P16" text:outline-level="1">Duties include: Writing fiction novels, short stories, articles, educational courses, and newsletters using Microsoft Office. <text:s/>Proofreading, editing, marketing, sales, promotion, radio and website interviews, bookkeeping, accounting, mentoring new authors, web design. <text:s/></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class="chapter">
      <style:paragraph-properties fo:margin-left="0in" fo:margin-right="0in" fo:text-align="center" style:justify-single-word="false" fo:text-indent="0.5in" style:auto-text-indent="false"/>
      <style:text-properties fo:font-size="12pt" style:font-size-asian="12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1665in" fo:margin-bottom="0in" fo:keep-with-next="always"/>
      <style:text-properties fo:font-size="12pt" style:font-size-asian="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lly Wallace</meta:initial-creator>
    <meta:creation-date>2010-12-14T14:35:34.72</meta:creation-date>
    <meta:document-statistic meta:table-count="0" meta:image-count="0" meta:object-count="0" meta:page-count="2" meta:paragraph-count="29" meta:word-count="375" meta:character-count="3009"/>
    <dc:date>2010-12-14T14:41:04.22</dc:date>
    <dc:creator>Kelly Wallace</dc:creator>
    <meta:editing-duration>PT00H05M30S</meta:editing-duration>
    <meta:editing-cycles>1</meta:editing-cycles>
    <meta:generator>OpenOffice.org/3.2$Win32 OpenOffice.org_project/320m18$Build-9502</meta:generator>
  </office:meta>
</office:document-meta>
</file>